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pgave 1</text:p>
      <text:p text:style-name="Standard"/>
      <text:p text:style-name="Standard">a)</text:p>
      <text:p text:style-name="Standard">Minimumsenergi for Helium: -78,5 eV</text:p>
      <text:p text:style-name="Standard">Alpha: 1,83</text:p>
      <text:p text:style-name="Standard">Beta: 0,7</text:p>
      <text:p text:style-name="Standard">r12: 4,3</text:p>
      <text:p text:style-name="Standard">sigma: 0.0006 for nCycles = 1000000</text:p>
      <text:p text:style-name="Standard"/>
      <text:p text:style-name="Standard">Alpha: Ladning (se kap 14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3T12:32:26</meta:creation-date>
    <dc:date>2013-03-13T13:54:58</dc:date>
    <meta:editing-duration>PT1H20M34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8" meta:word-count="25" meta:character-count="136" meta:non-whitespace-character-count="119"/>
  </office:meta>
</office:document-meta>
</file>